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912cm" style:rel-column-width="7370*"/>
    </style:style>
    <style:style style:name="Tabelle1.B" style:family="table-column">
      <style:table-column-properties style:column-width="2.381cm" style:rel-column-width="9179*"/>
    </style:style>
    <style:style style:name="Tabelle1.C" style:family="table-column">
      <style:table-column-properties style:column-width="9.333cm" style:rel-column-width="35976*"/>
    </style:style>
    <style:style style:name="Tabelle1.D" style:family="table-column">
      <style:table-column-properties style:column-width="3.374cm" style:rel-column-width="13010*"/>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1.9cm" style:rel-column-width="7323*"/>
    </style:style>
    <style:style style:name="Tabelle2.B" style:family="table-column">
      <style:table-column-properties style:column-width="2.381cm" style:rel-column-width="9179*"/>
    </style:style>
    <style:style style:name="Tabelle2.C" style:family="table-column">
      <style:table-column-properties style:column-width="9.333cm" style:rel-column-width="35976*"/>
    </style:style>
    <style:style style:name="Tabelle2.D" style:family="table-column">
      <style:table-column-properties style:column-width="3.387cm" style:rel-column-width="13057*"/>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87cm" style:rel-column-width="7275*"/>
    </style:style>
    <style:style style:name="Tabelle4.B" style:family="table-column">
      <style:table-column-properties style:column-width="2.381cm" style:rel-column-width="9179*"/>
    </style:style>
    <style:style style:name="Tabelle4.C" style:family="table-column">
      <style:table-column-properties style:column-width="9.333cm" style:rel-column-width="35976*"/>
    </style:style>
    <style:style style:name="Tabelle4.D" style:family="table-column">
      <style:table-column-properties style:column-width="3.399cm" style:rel-column-width="13105*"/>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1.9cm" style:rel-column-width="7323*"/>
    </style:style>
    <style:style style:name="Tabelle3.B" style:family="table-column">
      <style:table-column-properties style:column-width="2.381cm" style:rel-column-width="9179*"/>
    </style:style>
    <style:style style:name="Tabelle3.C" style:family="table-column">
      <style:table-column-properties style:column-width="9.333cm" style:rel-column-width="35976*"/>
    </style:style>
    <style:style style:name="Tabelle3.D" style:family="table-column">
      <style:table-column-properties style:column-width="3.387cm" style:rel-column-width="1305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1.912cm" style:rel-column-width="7370*"/>
    </style:style>
    <style:style style:name="Tabelle5.B" style:family="table-column">
      <style:table-column-properties style:column-width="2.381cm" style:rel-column-width="9179*"/>
    </style:style>
    <style:style style:name="Tabelle5.C" style:family="table-column">
      <style:table-column-properties style:column-width="9.345cm" style:rel-column-width="36024*"/>
    </style:style>
    <style:style style:name="Tabelle5.D" style:family="table-column">
      <style:table-column-properties style:column-width="3.362cm" style:rel-column-width="12962*"/>
    </style:style>
    <style:style style:name="Tabelle5.A1" style:family="table-cell">
      <style:table-cell-properties fo:padding="0.097cm" fo:border-left="0.002cm solid #000000" fo:border-right="none" fo:border-top="0.002cm solid #000000" fo:border-bottom="0.002cm solid #000000"/>
    </style:style>
    <style:style style:name="Tabelle5.D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Liberation Sans"/>
    </style:style>
    <style:style style:name="P2" style:family="paragraph" style:parent-style-name="Text_20_body">
      <style:text-properties style:font-name="Liberation Sans"/>
    </style:style>
    <style:style style:name="P3" style:family="paragraph" style:parent-style-name="Text_20_body">
      <style:paragraph-properties fo:text-align="center" style:justify-single-word="false"/>
      <style:text-properties style:font-name="Liberation Sans"/>
    </style:style>
    <style:style style:name="P4" style:family="paragraph" style:parent-style-name="Table_20_Contents">
      <style:text-properties style:font-name="Liberation Sans" fo:font-size="8pt" style:font-size-asian="8pt" style:font-size-complex="8pt"/>
    </style:style>
    <style:style style:name="P5" style:family="paragraph" style:parent-style-name="Table_20_Contents">
      <style:text-properties style:font-name="Liberation Sans" fo:font-size="5pt" style:font-size-asian="5pt" style:font-size-complex="5pt"/>
    </style:style>
    <style:style style:name="T1" style:family="text">
      <style:text-properties fo:language="en" fo:country="US"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Übersicht der ATLAS Schnittstellenformate</text:p>
      <text:p text:style-name="P2"/>
      <text:p text:style-name="P2">ScalarTracks</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4">Datei Endung</text:p>
          </table:table-cell>
          <table:table-cell table:style-name="Tabelle1.A1" office:value-type="string">
            <text:p text:style-name="P4">Beschreibung</text:p>
          </table:table-cell>
          <table:table-cell table:style-name="Tabelle1.A1" office:value-type="string">
            <text:p text:style-name="P4">Format Beschreibung</text:p>
          </table:table-cell>
          <table:table-cell table:style-name="Tabelle1.D1" office:value-type="string">
            <text:p text:style-name="P4">Notwendige Schritte zum Import</text:p>
          </table:table-cell>
        </table:table-row>
        <table:table-row>
          <table:table-cell table:style-name="Tabelle1.A2" office:value-type="string">
            <text:p text:style-name="P4">xml</text:p>
          </table:table-cell>
          <table:table-cell table:style-name="Tabelle1.A2" office:value-type="string">
            <text:p text:style-name="P4">Alg. ATLAS Format</text:p>
          </table:table-cell>
          <table:table-cell table:style-name="Tabelle1.A2" office:value-type="string">
            <text:p text:style-name="P4">Siehe interne ATLAS Hilfe</text:p>
          </table:table-cell>
          <table:table-cell table:style-name="Tabelle1.D2" office:value-type="string">
            <text:p text:style-name="P4">Drag&amp;Drop oder</text:p>
            <text:p text:style-name="P4">Import Menü</text:p>
          </table:table-cell>
        </table:table-row>
        <table:table-row>
          <table:table-cell table:style-name="Tabelle1.A2" office:value-type="string">
            <text:p text:style-name="P4">csv</text:p>
          </table:table-cell>
          <table:table-cell table:style-name="Tabelle1.A2" office:value-type="string">
            <text:p text:style-name="P4">Alg. ATLAS Format</text:p>
          </table:table-cell>
          <table:table-cell table:style-name="Tabelle1.A2" office:value-type="string">
            <text:p text:style-name="P4">CSV ohne Kopf, ohne Leerzeilen, Komma, Semikolon oder Tabulator getrennt, keine Textseparatoren. Erste Spalte für Zeitpunkt reserviert, alle weiteren Spalten enthalten die Werte für je einen ScalarTrack. Weitere Information siehe interne ATLAS Hilfe</text:p>
          </table:table-cell>
          <table:table-cell table:style-name="Tabelle1.D2" office:value-type="string">
            <text:p text:style-name="P4">Import Menü</text:p>
          </table:table-cell>
        </table:table-row>
        <table:table-row>
          <table:table-cell table:style-name="Tabelle1.A2" office:value-type="string">
            <text:p text:style-name="P4">raw</text:p>
          </table:table-cell>
          <table:table-cell table:style-name="Tabelle1.A2" office:value-type="string">
            <text:p text:style-name="P4">Alg. ATLAS Format</text:p>
          </table:table-cell>
          <table:table-cell table:style-name="Tabelle1.A2" office:value-type="string">
            <text:p text:style-name="P4">Internes Format, wird von ATLAS selber erzeugt.</text:p>
          </table:table-cell>
          <table:table-cell table:style-name="Tabelle1.D2" office:value-type="string">
            <text:p text:style-name="P4">Import Menü</text:p>
          </table:table-cell>
        </table:table-row>
        <table:table-row>
          <table:table-cell table:style-name="Tabelle1.A2" office:value-type="string">
            <text:p text:style-name="P4">wav</text:p>
          </table:table-cell>
          <table:table-cell table:style-name="Tabelle1.A2" office:value-type="string">
            <text:p text:style-name="P4">Alg. ATLAS Format</text:p>
          </table:table-cell>
          <table:table-cell table:style-name="Tabelle1.A2" office:value-type="string">
            <text:p text:style-name="P4">Siehe Wave Standard. Aktuell wird nur PCM 16bit Mono unterstützt. Weitere Information siehe interne ATLAS Hilfe</text:p>
          </table:table-cell>
          <table:table-cell table:style-name="Tabelle1.D2" office:value-type="string">
            <text:p text:style-name="P4">Drag&amp;Drop oder Import Menü</text:p>
          </table:table-cell>
        </table:table-row>
        <table:table-row>
          <table:table-cell table:style-name="Tabelle1.A2" office:value-type="string">
            <text:p text:style-name="P4">mat</text:p>
          </table:table-cell>
          <table:table-cell table:style-name="Tabelle1.A2" office:value-type="string">
            <text:p text:style-name="P4">Alg. ATLAS Format</text:p>
          </table:table-cell>
          <table:table-cell table:style-name="Tabelle1.A2" office:value-type="string">
            <text:p text:style-name="P4">MATLAB Datei mit genau einer Matrix, erste Zeile enthält die Zeitpunkte, zweite Zeile enthält die zugeordneten Werte. Ein ScalarTrack je MATLAB Datei. Weitere Information siehe interne ATLAS Hilfe</text:p>
          </table:table-cell>
          <table:table-cell table:style-name="Tabelle1.D2" office:value-type="string">
            <text:p text:style-name="P4">Drag&amp;Drop oder Import Menü</text:p>
          </table:table-cell>
        </table:table-row>
        <table:table-row>
          <table:table-cell table:style-name="Tabelle1.A2" office:value-type="string">
            <text:p text:style-name="P4">nex</text:p>
          </table:table-cell>
          <table:table-cell table:style-name="Tabelle1.A2" office:value-type="string">
            <text:p text:style-name="P4">Format zum Import der Nexus Daten <text:s/>der Last Minute Experimente</text:p>
          </table:table-cell>
          <table:table-cell table:style-name="Tabelle1.A2" office:value-type="string">
            <text:p text:style-name="P4">CSV Datei mit Kopf (Mehrzeilig)</text:p>
            <text:p text:style-name="P4">Format Instabil, daher fehleranfällig!</text:p>
            <text:p text:style-name="P4">(englisch/deutsch, Leerzeilen, ...)</text:p>
            <text:p text:style-name="P4"/>
            <text:p text:style-name="P4">Beispiel:</text:p>
            <text:p text:style-name="P5">Unbearbeiteter Daten-Export (tab separat) </text:p>
            <text:p text:style-name="P5"/>
            <text:p text:style-name="P5"/>
            <text:p text:style-name="P5">Klient:<text:tab/>Max,Mustermann</text:p>
            <text:p text:style-name="P5">Sitzung:<text:tab/>Max,Mustermann</text:p>
            <text:p text:style-name="P5">Datum:<text:tab/>20-12-2010 </text:p>
            <text:p text:style-name="P5">Zeit:<text:tab/>15:25:44 </text:p>
            <text:p text:style-name="P5">Dauer:<text:tab/>1841<text:tab/>Sekunden. </text:p>
            <text:p text:style-name="P5">Ausgabegeschwindigkeit:<text:tab/>2048<text:tab/>Samples/sek. </text:p>
            <text:p text:style-name="P5"/>
            <text:p text:style-name="P5">Beispiele<text:tab/>2048 SPS<text:tab/>32 SPS<text:tab/>128 SPS<text:tab/>32 SPS<text:tab/> </text:p>
            <text:p text:style-name="P5">ZEIT<text:tab/>Sensor-D:EMG (unbearbeitet)<text:tab/>Sensor-E:SC/GSR<text:tab/>Sensor-F:BVP<text:tab/>Sensor-G:RSP </text:p>
            <text:p text:style-name="P5"/>
            <text:p text:style-name="P5"/>
            <text:p text:style-name="P5">0<text:tab/>17930.199<text:tab/>4.139<text:tab/>-8.463<text:tab/>951.395<text:tab/><text:tab/><text:tab/> </text:p>
            <text:p text:style-name="P5">1<text:tab/>17930.199<text:tab/>4.139<text:tab/>-8.463<text:tab/>951.395<text:tab/><text:tab/><text:tab/> </text:p>
            <text:p text:style-name="P5">2<text:tab/>17930.199<text:tab/>4.139<text:tab/>-8.463<text:tab/>951.395<text:tab/><text:tab/></text:p>
            <text:p text:style-name="P5">...</text:p>
          </table:table-cell>
          <table:table-cell table:style-name="Tabelle1.D2" office:value-type="string">
            <text:p text:style-name="P4">1. Dateiendung anpassen</text:p>
            <text:p text:style-name="P4">2. Import Menü oder Drag and Drop</text:p>
          </table:table-cell>
        </table:table-row>
        <table:table-row>
          <table:table-cell table:style-name="Tabelle1.A2" office:value-type="string">
            <text:p text:style-name="P4">nex_md</text:p>
          </table:table-cell>
          <table:table-cell table:style-name="Tabelle1.A2" office:value-type="string">
            <text:p text:style-name="P4">Format zum Import der nach bearbeiteten Nexus Daten der Last Minute Experimente</text:p>
          </table:table-cell>
          <table:table-cell table:style-name="Tabelle1.A2" office:value-type="string">
            <text:p text:style-name="P4">CSV Datei mit Kopf (Einzeilig)</text:p>
            <text:p text:style-name="P4"/>
            <text:p text:style-name="P4">Beispiel:</text:p>
            <text:p text:style-name="P5">Sample <text:s text:c="3"/>Ch_28 <text:s text:c="4"/><text:tab/>Ch_29 <text:s text:c="4"/><text:tab/>Ch_30 <text:s text:c="4"/><text:tab/>Ch_31 <text:s text:c="4"/></text:p>
            <text:p text:style-name="P5"><text:s text:c="6"/>0.00<text:tab/> <text:s text:c="4"/>0.000<text:tab/> <text:s text:c="4"/>2.601<text:tab/> <text:s text:c="3"/>-9.324<text:tab/> <text:s text:c="2"/>783.273 </text:p>
            <text:p text:style-name="P5"><text:s text:c="6"/>1.95<text:tab/> <text:s text:c="4"/>0.000<text:tab/> <text:s text:c="4"/>2.601<text:tab/> <text:s text:c="3"/>-9.324<text:tab/> <text:s text:c="2"/>783.273 </text:p>
            <text:p text:style-name="P5"><text:s text:c="6"/>3.91<text:tab/> <text:s text:c="4"/>0.000<text:tab/> <text:s text:c="4"/>2.601<text:tab/> <text:s text:c="3"/>-9.324<text:tab/> <text:s text:c="2"/>783.273 </text:p>
            <text:p text:style-name="P5"><text:s text:c="6"/>5.86<text:tab/> <text:s text:c="4"/>0.000<text:tab/> <text:s text:c="4"/>2.601<text:tab/> <text:s text:c="3"/>-9.324<text:tab/> <text:s text:c="2"/>783.273 </text:p>
            <text:p text:style-name="P5"><text:s text:c="6"/>7.81<text:tab/> <text:s text:c="4"/>0.000<text:tab/> <text:s text:c="4"/>2.601<text:tab/> <text:s text:c="3"/>-9.669<text:tab/> <text:s text:c="2"/>783.273</text:p>
            <text:p text:style-name="P5">…</text:p>
          </table:table-cell>
          <table:table-cell table:style-name="Tabelle1.D2" office:value-type="string">
            <text:p text:style-name="P4">1. Dateiendung anpassen</text:p>
            <text:p text:style-name="P4">2. Import Menü oder Drag and Drop</text:p>
          </table:table-cell>
        </table:table-row>
        <table:table-row>
          <table:table-cell table:style-name="Tabelle1.A2" office:value-type="string">
            <text:p text:style-name="P4">nex_ul</text:p>
          </table:table-cell>
          <table:table-cell table:style-name="Tabelle1.A2" office:value-type="string">
            <text:p text:style-name="P4">Format zum Import der Nexus Daten der Memory Experimente</text:p>
          </table:table-cell>
          <table:table-cell table:style-name="Tabelle1.A2" office:value-type="string">
            <text:p text:style-name="P4">CSV Datei ohne Kopf (512Hz)</text:p>
            <text:p text:style-name="P4">Samplenr.,EMG_CORR,EMG_ZYG,SCL,BVP,RESP</text:p>
          </table:table-cell>
          <table:table-cell table:style-name="Tabelle1.D2" office:value-type="string">
            <text:p text:style-name="P4">1. Dateiendung anpassen</text:p>
            <text:p text:style-name="P4">2. Import Menü oder Drag and Drop</text:p>
          </table:table-cell>
        </table:table-row>
      </table:table>
      <text:p text:style-name="P1"/>
      <text:p text:style-name="P1"/>
      <text:p text:style-name="P1">VectorTracks</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4">Datei Endung</text:p>
          </table:table-cell>
          <table:table-cell table:style-name="Tabelle2.A1" office:value-type="string">
            <text:p text:style-name="P4">Beschreibung</text:p>
          </table:table-cell>
          <table:table-cell table:style-name="Tabelle2.A1" office:value-type="string">
            <text:p text:style-name="P4">Format Beschreibung</text:p>
          </table:table-cell>
          <table:table-cell table:style-name="Tabelle2.D1" office:value-type="string">
            <text:p text:style-name="P4">Notwendige Schritte zum Import</text:p>
          </table:table-cell>
        </table:table-row>
        <table:table-row>
          <table:table-cell table:style-name="Tabelle2.A2" office:value-type="string">
            <text:p text:style-name="P4">xml</text:p>
          </table:table-cell>
          <table:table-cell table:style-name="Tabelle2.A2" office:value-type="string">
            <text:p text:style-name="P4">Alg. ATLAS Format</text:p>
          </table:table-cell>
          <table:table-cell table:style-name="Tabelle2.A2" office:value-type="string">
            <text:p text:style-name="P4">Siehe interne ATLAS Hilfe</text:p>
          </table:table-cell>
          <table:table-cell table:style-name="Tabelle2.D2" office:value-type="string">
            <text:p text:style-name="P4">Drag&amp;Drop oder</text:p>
            <text:p text:style-name="P4">Import Menü</text:p>
          </table:table-cell>
        </table:table-row>
        <table:table-row>
          <table:table-cell table:style-name="Tabelle2.A2" office:value-type="string">
            <text:p text:style-name="P4">csv</text:p>
          </table:table-cell>
          <table:table-cell table:style-name="Tabelle2.A2" office:value-type="string">
            <text:p text:style-name="P4">Alg. ATLAS Format</text:p>
          </table:table-cell>
          <table:table-cell table:style-name="Tabelle2.A2" office:value-type="string">
            <text:p text:style-name="P4">CSV ohne Kopf, ohne Leerzeilen, Komma, Semikolon oder Tabulator getrennt, keine Textseparatoren. Erste spalte für Zeitpunkt reserviert, alle weiteren spalten enthalten die werte für je eine Dimension eines ScalarTracks. Weitere Information siehe interne ATLAS Hilfe</text:p>
          </table:table-cell>
          <table:table-cell table:style-name="Tabelle2.D2" office:value-type="string">
            <text:p text:style-name="P4">Import Menü</text:p>
          </table:table-cell>
        </table:table-row>
        <table:table-row>
          <table:table-cell table:style-name="Tabelle2.A2" office:value-type="string">
            <text:p text:style-name="P4">raw</text:p>
          </table:table-cell>
          <table:table-cell table:style-name="Tabelle2.A2" office:value-type="string">
            <text:p text:style-name="P4">Alg. ATLAS Format</text:p>
          </table:table-cell>
          <table:table-cell table:style-name="Tabelle2.A2" office:value-type="string">
            <text:p text:style-name="P4">Internes Format, wird von ATLAS selber erzeugt.</text:p>
          </table:table-cell>
          <table:table-cell table:style-name="Tabelle2.D2" office:value-type="string">
            <text:p text:style-name="P4">Import Menü</text:p>
          </table:table-cell>
        </table:table-row>
        <table:table-row>
          <table:table-cell table:style-name="Tabelle2.A2" office:value-type="string">
            <text:p text:style-name="P4">mat</text:p>
          </table:table-cell>
          <table:table-cell table:style-name="Tabelle2.A2" office:value-type="string">
            <text:p text:style-name="P4">Alg. ATLAS Format</text:p>
          </table:table-cell>
          <table:table-cell table:style-name="Tabelle2.A2" office:value-type="string">
            <text:p text:style-name="P4">MATLAB Datei mit genau einer Matrix, erste Zeile enthält die Zeitpunkte, die weiteren Zeilen enthalten die zugeordneten Werte. </text:p>
            <text:p text:style-name="P4">(Daten als Spaltenvektoren mit Zeitpunkten an oberster stelle)</text:p>
            <text:p text:style-name="P4">Weitere Information siehe interne ATLAS Hilfe</text:p>
          </table:table-cell>
          <table:table-cell table:style-name="Tabelle2.D2" office:value-type="string">
            <text:p text:style-name="P4">Drag&amp;Drop oder Import Menü</text:p>
          </table:table-cell>
        </table:table-row>
      </table:table>
      <text:p text:style-name="P1"/>
      <text:p text:style-name="P1"><text:soft-page-break/>LabelTracks</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4">Datei Endung</text:p>
          </table:table-cell>
          <table:table-cell table:style-name="Tabelle4.A1" office:value-type="string">
            <text:p text:style-name="P4">Beschreibung</text:p>
          </table:table-cell>
          <table:table-cell table:style-name="Tabelle4.A1" office:value-type="string">
            <text:p text:style-name="P4">Format Beschreibung</text:p>
          </table:table-cell>
          <table:table-cell table:style-name="Tabelle4.D1" office:value-type="string">
            <text:p text:style-name="P4">Notwendige Schritte zum Import</text:p>
          </table:table-cell>
        </table:table-row>
        <table:table-row>
          <table:table-cell table:style-name="Tabelle4.A2" office:value-type="string">
            <text:p text:style-name="P4">xml</text:p>
          </table:table-cell>
          <table:table-cell table:style-name="Tabelle4.A2" office:value-type="string">
            <text:p text:style-name="P4">Alg. ATLAS Format</text:p>
          </table:table-cell>
          <table:table-cell table:style-name="Tabelle4.A2" office:value-type="string">
            <text:p text:style-name="P4">Siehe interne ATLAS Hilfe</text:p>
            <text:p text:style-name="P4">(XML MATLAB Konverter Skript vorhanden)</text:p>
          </table:table-cell>
          <table:table-cell table:style-name="Tabelle4.D2" office:value-type="string">
            <text:p text:style-name="P4">Drag&amp;Drop oder</text:p>
            <text:p text:style-name="P4">Import Menü</text:p>
          </table:table-cell>
        </table:table-row>
        <table:table-row>
          <table:table-cell table:style-name="Tabelle4.A2" office:value-type="string">
            <text:p text:style-name="P4">DSVa</text:p>
          </table:table-cell>
          <table:table-cell table:style-name="Tabelle4.A2" office:value-type="string">
            <text:p text:style-name="P4">Format zum Import der DSVa Daten <text:s/>der Last Minute Experimente</text:p>
          </table:table-cell>
          <table:table-cell table:style-name="Tabelle4.A2" office:value-type="string">
            <text:p text:style-name="P4">Aus docx abgeleitete Textdatei.</text:p>
            <text:p text:style-name="P4">Format nicht für Import gedacht, nur Notlösung. </text:p>
            <text:p text:style-name="P4"/>
            <text:p text:style-name="P4">Schritte zur Konvertierung:</text:p>
            <text:p text:style-name="P4"/>
            <text:p text:style-name="P4">1. „<text:span text:style-name="T1">…</text:span>“ Sonderzeichen in docx ersetzen durch Nichtsonderzeichen „...“</text:p>
            <text:p text:style-name="P4">2. Leerzeile am Ende einfügen</text:p>
            <text:p text:style-name="P4">3. Exportieren als txt</text:p>
            <text:p text:style-name="P4">4. Dateiendung anpassen auf DSVa</text:p>
            <text:p text:style-name="P4">5. Drag&amp;Drop oder Import Menü</text:p>
            <text:p text:style-name="P4">6. Farben (Class Entities) Manuell zuordnen</text:p>
          </table:table-cell>
          <table:table-cell table:style-name="Tabelle4.D2" office:value-type="string">
            <text:p text:style-name="P4">Siehe Format Beschreibung</text:p>
          </table:table-cell>
        </table:table-row>
        <table:table-row>
          <table:table-cell table:style-name="Tabelle4.A2" office:value-type="string">
            <text:p text:style-name="P4">flk</text:p>
          </table:table-cell>
          <table:table-cell table:style-name="Tabelle4.A2" office:value-type="string">
            <text:p text:style-name="P4">Folker Transkript Datei</text:p>
          </table:table-cell>
          <table:table-cell table:style-name="Tabelle4.A2" office:value-type="string">
            <text:p text:style-name="P4">Siehe Folker Transkription Tool Dokumentation.</text:p>
            <text:p text:style-name="P4">Empfohlen wird Parse Level 2</text:p>
          </table:table-cell>
          <table:table-cell table:style-name="Tabelle4.D2" office:value-type="string">
            <text:p text:style-name="P4">Drag&amp;Drop oder</text:p>
            <text:p text:style-name="P4">Import Menü</text:p>
          </table:table-cell>
        </table:table-row>
        <table:table-row>
          <table:table-cell table:style-name="Tabelle4.A2" office:value-type="string">
            <text:p text:style-name="P4">avec_visual</text:p>
          </table:table-cell>
          <table:table-cell table:style-name="Tabelle4.A2" office:value-type="string">
            <text:p text:style-name="P4">Format zum laden der Video Labels des AVEC Datensatzes</text:p>
          </table:table-cell>
          <table:table-cell table:style-name="Tabelle4.A2" office:value-type="string">
            <text:p text:style-name="P4">Siehe AVEC Dokumentation</text:p>
          </table:table-cell>
          <table:table-cell table:style-name="Tabelle4.D2" office:value-type="string">
            <text:p text:style-name="P4">1. Dateiendung anpassen</text:p>
            <text:p text:style-name="P4">2. Import Menü oder Drag and Drop</text:p>
          </table:table-cell>
        </table:table-row>
        <table:table-row>
          <table:table-cell table:style-name="Tabelle4.A2" office:value-type="string">
            <text:p text:style-name="P4">avec_audio</text:p>
          </table:table-cell>
          <table:table-cell table:style-name="Tabelle4.A2" office:value-type="string">
            <text:p text:style-name="P4">Format zum laden der Transkripte und Audio Labels des AVEC Datensatzes</text:p>
          </table:table-cell>
          <table:table-cell table:style-name="Tabelle4.A2" office:value-type="string">
            <text:p text:style-name="P4">Siehe AVEC Dokumentation</text:p>
          </table:table-cell>
          <table:table-cell table:style-name="Tabelle4.D2" office:value-type="string">
            <text:p text:style-name="P4">1. Dateiendung von Transkriptdatei <text:s/>anpassen</text:p>
            <text:p text:style-name="P4">2. Import Menü oder Drag and Drop</text:p>
            <text:p text:style-name="P4">(Emotionslabels werden aus ../labels/ automatisch geladen)</text:p>
          </table:table-cell>
        </table:table-row>
        <table:table-row>
          <table:table-cell table:style-name="Tabelle4.A2" office:value-type="string">
            <text:p text:style-name="P4">trig</text:p>
          </table:table-cell>
          <table:table-cell table:style-name="Tabelle4.A2" office:value-type="string">
            <text:p text:style-name="P4">Triggerinformation der Memory Experimente</text:p>
          </table:table-cell>
          <table:table-cell table:style-name="Tabelle4.A2" office:value-type="string">
            <text:p text:style-name="P4">CSV mit Kopf (einzeilig), ohne Leerzeilen, Komma getrennt, keine Textseparatoren. </text:p>
            <text:p text:style-name="P4"/>
            <text:p text:style-name="P4">Beispiel:</text:p>
            <text:p text:style-name="P5">,ID,Task,Participant,Behavior,Modifier,Starttime,Stoptime,Rating,Commment.,FloatRate </text:p>
            <text:p text:style-name="P5">,1,,Sven,init,,17004,17004,,, </text:p>
            <text:p text:style-name="P5">,2,,Sven,start,,78406,78406,,,</text:p>
            <text:p text:style-name="P5">...</text:p>
          </table:table-cell>
          <table:table-cell table:style-name="Tabelle4.D2" office:value-type="string">
            <text:p text:style-name="P4">1. Konvertieren zu CSV Datei.</text:p>
            <text:p text:style-name="P4">2. Dateiendung anpassen</text:p>
            <text:p text:style-name="P4">3. Import Menü oder Drag and Drop</text:p>
          </table:table-cell>
        </table:table-row>
        <table:table-row>
          <table:table-cell table:style-name="Tabelle4.A2" office:value-type="string">
            <text:p text:style-name="P4">pres</text:p>
          </table:table-cell>
          <table:table-cell table:style-name="Tabelle4.A2" office:value-type="string">
            <text:p text:style-name="P4">Präsentation Daten der <text:s/>Tonhöhen Experimente</text:p>
          </table:table-cell>
          <table:table-cell table:style-name="Tabelle4.A2" office:value-type="string">
            <text:p text:style-name="P4">csv Repräsentation der Presentation Datei, ohne Leerzeilen, Komma getrennt, keine Textseparatoren. </text:p>
          </table:table-cell>
          <table:table-cell table:style-name="Tabelle4.D2" office:value-type="string">
            <text:p text:style-name="P4">1. Konvertieren zu CSV Datei.</text:p>
            <text:p text:style-name="P4">2. Dateiendung anpassen</text:p>
            <text:p text:style-name="P4">3. Import Menü oder Drag and Drop</text:p>
          </table:table-cell>
        </table:table-row>
      </table:table>
      <text:p text:style-name="P1"/>
      <text:p text:style-name="P1"/>
      <text:p text:style-name="P1">LabelClasses</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4">Datei Endung</text:p>
          </table:table-cell>
          <table:table-cell table:style-name="Tabelle3.A1" office:value-type="string">
            <text:p text:style-name="P4">Beschreibung</text:p>
          </table:table-cell>
          <table:table-cell table:style-name="Tabelle3.A1" office:value-type="string">
            <text:p text:style-name="P4">Format Beschreibung</text:p>
          </table:table-cell>
          <table:table-cell table:style-name="Tabelle3.D1" office:value-type="string">
            <text:p text:style-name="P4">Notwendige Schritte zum Import</text:p>
          </table:table-cell>
        </table:table-row>
        <table:table-row>
          <table:table-cell table:style-name="Tabelle3.A2" office:value-type="string">
            <text:p text:style-name="P4">xml</text:p>
          </table:table-cell>
          <table:table-cell table:style-name="Tabelle3.A2" office:value-type="string">
            <text:p text:style-name="P4">Alg. ATLAS Format</text:p>
          </table:table-cell>
          <table:table-cell table:style-name="Tabelle3.A2" office:value-type="string">
            <text:p text:style-name="P4">Siehe interne ATLAS Hilfe</text:p>
          </table:table-cell>
          <table:table-cell table:style-name="Tabelle3.D2" office:value-type="string">
            <text:p text:style-name="P4">Drag&amp;Drop oder</text:p>
            <text:p text:style-name="P4">Import Menü</text:p>
          </table:table-cell>
        </table:table-row>
      </table:table>
      <text:p text:style-name="P1"/>
      <text:p text:style-name="P1"/>
      <text:p text:style-name="P1">Projekte</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4">Datei Endung</text:p>
          </table:table-cell>
          <table:table-cell table:style-name="Tabelle5.A1" office:value-type="string">
            <text:p text:style-name="P4">Beschreibung</text:p>
          </table:table-cell>
          <table:table-cell table:style-name="Tabelle5.A1" office:value-type="string">
            <text:p text:style-name="P4">Format Beschreibung</text:p>
          </table:table-cell>
          <table:table-cell table:style-name="Tabelle5.D1" office:value-type="string">
            <text:p text:style-name="P4">Notwendige Schritte zum Import</text:p>
          </table:table-cell>
        </table:table-row>
        <table:table-row>
          <table:table-cell table:style-name="Tabelle5.A2" office:value-type="string">
            <text:p text:style-name="P4">XML</text:p>
          </table:table-cell>
          <table:table-cell table:style-name="Tabelle5.A2" office:value-type="string">
            <text:p text:style-name="P4">Alg. ATLAS Format</text:p>
          </table:table-cell>
          <table:table-cell table:style-name="Tabelle5.A2" office:value-type="string">
            <text:p text:style-name="P4">Siehe interne ATLAS Hilfe</text:p>
          </table:table-cell>
          <table:table-cell table:style-name="Tabelle5.D2" office:value-type="string">
            <text:p text:style-name="P4">Drag&amp;Drop oder</text:p>
            <text:p text:style-name="P4">Import Menü</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scha Meudt</meta:initial-creator>
    <meta:creation-date>2012-02-07T10:10:20</meta:creation-date>
    <dc:date>2012-02-08T14:19:59</dc:date>
    <dc:creator>Sascha Meudt</dc:creator>
    <meta:editing-duration>PT22M51S</meta:editing-duration>
    <meta:editing-cycles>3</meta:editing-cycles>
    <meta:generator>LibreOffice/3.3$Unix LibreOffice_project/330m19$Build-401</meta:generator>
    <meta:document-statistic meta:table-count="5" meta:image-count="0" meta:object-count="0" meta:page-count="2" meta:paragraph-count="168" meta:word-count="697" meta:character-count="5126"/>
  </office:meta>
</office:document-meta>
</file>